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89E7864D668B6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5.75cm" fo:min-width="2.3cm" draw:shadow="hidden" draw:shadow-opacity="38%"/>
    </style:style>
    <style:style style:name="gr2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2.95cm" fo:min-width="2.7cm"/>
    </style:style>
    <style:style style:name="gr3" style:family="graphic" style:parent-style-name="standard">
      <style:graphic-properties draw:fill="bitmap" draw:fill-image-name="Large_20_Grid" draw:opacity="50%" draw:opacity-name="" draw:textarea-horizontal-align="justify" draw:textarea-vertical-align="middle" draw:auto-grow-height="false" fo:min-height="2.95cm" fo:min-width="2.3cm" draw:shadow="hidden" draw:shadow-offset-x="0cm" draw:shadow-offset-y="0cm" draw:shadow-opacity="98%"/>
    </style:style>
    <style:style style:name="gr4" style:family="graphic" style:parent-style-name="objectwithoutfill">
      <style:graphic-properties svg:stroke-width="0.035cm" svg:stroke-color="#2a6099" draw:marker-start-width="0.252cm" draw:marker-end-width="0.252cm" svg:stroke-opacity="90%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a6099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svg:stroke-color="#2a6099" draw:marker-start="" draw:marker-start-width="0.253cm" draw:marker-end="" draw:marker-end-width="0.253cm" svg:stroke-opacity="100%" draw:fill="none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5.75cm" fo:min-width="0.301cm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0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 draw:shadow="hidden"/>
    </style:style>
    <style:style style:name="gr11" style:family="graphic" style:parent-style-name="Objekt_20_ohne_20_Füllung_20_und_20_Linie">
      <style:graphic-properties draw:textarea-vertical-align="middle" draw:auto-grow-height="false" fo:min-height="2.95cm" fo:min-width="0.3cm"/>
    </style:style>
    <style:style style:name="gr12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2.95cm" fo:min-width="0cm" draw:shadow="hidden"/>
    </style:style>
    <style:style style:name="gr13" style:family="graphic" style:parent-style-name="standard">
      <style:graphic-properties draw:fill-color="#ff8000" draw:opacity="50%" draw:opacity-name="" draw:textarea-horizontal-align="justify" draw:textarea-vertical-align="middle" draw:auto-grow-height="false" fo:min-height="2.95cm" fo:min-width="0.3cm" draw:shadow="hidden"/>
    </style:style>
    <style:style style:name="gr14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2.95cm" fo:min-width="0.1cm" draw:shadow="hidden"/>
    </style:style>
    <style:style style:name="gr15" style:family="graphic" style:parent-style-name="objectwithoutfill">
      <style:graphic-properties draw:stroke="dash" draw:stroke-dash="Ultrafine_20_Dashed" draw:fill="none" draw:textarea-vertical-align="middle" draw:shadow="hidden"/>
    </style:style>
    <style:style style:name="gr16" style:family="graphic" style:parent-style-name="standard">
      <style:graphic-properties draw:fill="none" draw:textarea-vertical-align="middle" draw:auto-grow-height="false" fo:min-height="7.334cm" fo:min-width="0cm" draw:shadow="hidden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bitmap" draw:fill-image-name="Large_20_Grid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a6099" draw:opacity="50%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-color="#ff8000" draw:opacity="5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8cm" svg:height="6cm" svg:x="2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3.2cm" svg:x="7.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3.2cm" svg:x="12.2cm" svg:y="5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999cm" svg:y1="4cm" svg:x2="7.423cm" svg:y2="5cm">
          <text:p/>
        </draw:line>
        <draw:line draw:style-name="gr5" draw:text-style-name="P2" draw:layer="layout" svg:x1="4.999cm" svg:y1="10cm" svg:x2="7.4cm" svg:y2="5.2cm">
          <text:p/>
        </draw:line>
        <draw:line draw:style-name="gr6" draw:text-style-name="P2" draw:layer="layout" svg:x1="5.8cm" svg:y1="4cm" svg:x2="7.623cm" svg:y2="5cm">
          <text:p/>
        </draw:line>
        <draw:line draw:style-name="gr5" draw:text-style-name="P2" draw:layer="layout" svg:x1="5.8cm" svg:y1="10cm" svg:x2="7.623cm" svg:y2="5.2cm">
          <text:p/>
        </draw:line>
        <draw:custom-shape draw:style-name="gr7" draw:text-style-name="P3" draw:layer="layout" svg:width="0.801cm" svg:height="6cm" svg:x="4.99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cm" svg:height="0.2cm" svg:x="7.423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cm" svg:height="0.569cm" svg:x="2.6cm" svg:y="3.2cm">
          <draw:text-box>
            <text:p text:style-name="P5"><text:span text:style-name="T1">Input: 300 X 50 </text:span></text:p>
          </draw:text-box>
        </draw:frame>
        <draw:frame draw:style-name="gr9" draw:text-style-name="P6" draw:layer="layout" svg:width="3cm" svg:height="0.887cm" svg:x="12.4cm" svg:y="4.313cm">
          <draw:text-box>
            <text:p text:style-name="P5"><text:span text:style-name="T1">Feature map:</text:span></text:p>
            <text:p text:style-name="P5"><text:span text:style-name="T1"><text:s/></text:span><text:span text:style-name="T1">50 X 50</text:span></text:p>
          </draw:text-box>
        </draw:frame>
        <draw:frame draw:style-name="gr9" draw:text-style-name="P6" draw:layer="layout" svg:width="3cm" svg:height="0.887cm" svg:x="7.623cm" svg:y="4cm">
          <draw:text-box>
            <text:p text:style-name="P5"><text:span text:style-name="T1">Feature map:</text:span></text:p>
            <text:p text:style-name="P5"><text:span text:style-name="T1"><text:s/></text:span><text:span text:style-name="T1">50 X 53</text:span></text:p>
          </draw:text-box>
        </draw:frame>
        <draw:line draw:style-name="gr10" draw:text-style-name="P2" draw:layer="layout" svg:x1="10.6cm" svg:y1="5cm" svg:x2="12.4cm" svg:y2="5.2cm">
          <text:p/>
        </draw:line>
        <draw:line draw:style-name="gr10" draw:text-style-name="P2" draw:layer="layout" svg:x1="9.8cm" svg:y1="8.2cm" svg:x2="12.4cm" svg:y2="8.4cm">
          <text:p/>
        </draw:line>
        <draw:custom-shape draw:style-name="gr11" draw:text-style-name="P7" draw:layer="layout" svg:width="0.8cm" svg:height="3.2cm" svg:x="9.8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cm" svg:height="3.2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3.2cm" svg:x="9.8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3.2cm" svg:x="14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3.2cm" svg:x="17.2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3.2cm" svg:x="22.089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cm" svg:height="0.2cm" svg:x="17.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cm" svg:height="0.887cm" svg:x="22.4cm" svg:y="5.113cm">
          <draw:text-box>
            <text:p text:style-name="P5"><text:span text:style-name="T1">Feature map:</text:span></text:p>
            <text:p text:style-name="P5"><text:span text:style-name="T1"><text:s/></text:span><text:span text:style-name="T1">50 X 50</text:span></text:p>
          </draw:text-box>
        </draw:frame>
        <draw:frame draw:style-name="gr9" draw:text-style-name="P6" draw:layer="layout" svg:width="3cm" svg:height="0.887cm" svg:x="17.4cm" svg:y="4.913cm">
          <draw:text-box>
            <text:p text:style-name="P5"><text:span text:style-name="T1">Feature map:</text:span></text:p>
            <text:p text:style-name="P5"><text:span text:style-name="T1"><text:s/></text:span><text:span text:style-name="T1">50 X 53</text:span></text:p>
          </draw:text-box>
        </draw:frame>
        <draw:line draw:style-name="gr10" draw:text-style-name="P2" draw:layer="layout" svg:x1="19.6cm" svg:y1="5.8cm" svg:x2="22.089cm" svg:y2="6cm">
          <text:p/>
        </draw:line>
        <draw:line draw:style-name="gr10" draw:text-style-name="P2" draw:layer="layout" svg:x1="20.4cm" svg:y1="9cm" svg:x2="22.289cm" svg:y2="9.2cm">
          <text:p/>
        </draw:line>
        <draw:custom-shape draw:style-name="gr11" draw:text-style-name="P7" draw:layer="layout" svg:width="0.8cm" svg:height="3.2cm" svg:x="19.6cm" svg:y="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cm" svg:height="3.2cm" svg:x="22.089cm" svg:y="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cm" svg:height="3.2cm" svg:x="19.6cm" svg:y="5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4cm" svg:y1="5.2cm" svg:x2="17.4cm" svg:y2="5.8cm">
          <text:p/>
        </draw:line>
        <draw:line draw:style-name="gr6" draw:text-style-name="P2" draw:layer="layout" svg:x1="14.8cm" svg:y1="5.2cm" svg:x2="17.2cm" svg:y2="5.8cm">
          <text:p/>
        </draw:line>
        <draw:line draw:style-name="gr6" draw:text-style-name="P2" draw:layer="layout" svg:x1="14.8cm" svg:y1="8.4cm" svg:x2="17.2cm" svg:y2="6cm">
          <text:p/>
        </draw:line>
        <draw:line draw:style-name="gr6" draw:text-style-name="P2" draw:layer="layout" svg:x1="15.4cm" svg:y1="8.4cm" svg:x2="17.4cm" svg:y2="6cm">
          <text:p/>
        </draw:line>
        <draw:line draw:style-name="gr10" draw:text-style-name="P2" draw:layer="layout" svg:x1="9.8cm" svg:y1="5cm" svg:x2="12.2cm" svg:y2="5.2cm">
          <text:p/>
        </draw:line>
        <draw:line draw:style-name="gr10" draw:text-style-name="P2" draw:layer="layout" svg:x1="10.6cm" svg:y1="8.156cm" svg:x2="12.4cm" svg:y2="8.4cm">
          <text:p/>
        </draw:line>
        <draw:line draw:style-name="gr10" draw:text-style-name="P2" draw:layer="layout" svg:x1="19.6cm" svg:y1="9cm" svg:x2="22.089cm" svg:y2="9.2cm">
          <text:p/>
        </draw:line>
        <draw:line draw:style-name="gr10" draw:text-style-name="P2" draw:layer="layout" svg:x1="20.311cm" svg:y1="5.8cm" svg:x2="22.089cm" svg:y2="6cm">
          <text:p/>
        </draw:line>
        <draw:frame draw:style-name="gr9" draw:text-style-name="P6" draw:layer="layout" svg:width="3cm" svg:height="1.205cm" svg:x="5.6cm" svg:y="2.4cm">
          <draw:text-box>
            <text:p text:style-name="P5"><text:span text:style-name="T1">50 kernels with size 300 X 4 and padding = 3</text:span></text:p>
          </draw:text-box>
        </draw:frame>
        <draw:frame draw:style-name="gr9" draw:text-style-name="P6" draw:layer="layout" svg:width="3cm" svg:height="0.887cm" svg:x="10.2cm" svg:y="2.513cm">
          <draw:text-box>
            <text:p text:style-name="P5"><text:span text:style-name="T1">average pooling </text:span></text:p>
            <text:p text:style-name="P5"><text:span text:style-name="T1">(w-ap)</text:span></text:p>
          </draw:text-box>
        </draw:frame>
        <draw:frame draw:style-name="gr9" draw:text-style-name="P6" draw:layer="layout" svg:width="3cm" svg:height="1.205cm" svg:x="15cm" svg:y="2.6cm">
          <draw:text-box>
            <text:p text:style-name="P5"><text:span text:style-name="T1">50 kernels with size 300 X 4 and padding = 3</text:span></text:p>
          </draw:text-box>
        </draw:frame>
        <draw:frame draw:style-name="gr9" draw:text-style-name="P6" draw:layer="layout" svg:width="3cm" svg:height="0.887cm" svg:x="19.6cm" svg:y="3.113cm">
          <draw:text-box>
            <text:p text:style-name="P5"><text:span text:style-name="T1">average pooling </text:span></text:p>
            <text:p text:style-name="P5"><text:span text:style-name="T1">(w-ap)</text:span></text:p>
          </draw:text-box>
        </draw:frame>
        <draw:line draw:style-name="gr15" draw:text-style-name="P2" draw:layer="layout" svg:x1="6.6cm" svg:y1="3.8cm" svg:x2="6.6cm" svg:y2="10.4cm">
          <text:p/>
        </draw:line>
        <draw:line draw:style-name="gr15" draw:text-style-name="P2" draw:layer="layout" svg:x1="16.4cm" svg:y1="3.805cm" svg:x2="16.4cm" svg:y2="10.405cm">
          <text:p/>
        </draw:line>
        <draw:custom-shape draw:style-name="gr16" draw:text-style-name="P2" draw:layer="layout" svg:width="0.4cm" svg:height="8cm" draw:transform="rotate (1.5707963267949) translate (7.6cm 11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draw:layer="layout" svg:width="0.4cm" svg:height="8cm" draw:transform="rotate (1.5707963267949) translate (17.4cm 11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3cm" svg:height="0.887cm" svg:x="10.2cm" svg:y="11.6cm">
          <draw:text-box>
            <text:p text:style-name="P5"><text:span text:style-name="T1">First convolution layer</text:span></text:p>
          </draw:text-box>
        </draw:frame>
        <draw:frame draw:style-name="gr9" draw:text-style-name="P6" draw:layer="layout" svg:width="3cm" svg:height="1.523cm" svg:x="20cm" svg:y="11.713cm">
          <draw:text-box>
            <text:p text:style-name="P5"><text:span text:style-name="T1">Second convolution layer (can be stacked arbitrarily often) 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Large_20_Grid" draw:display-name="Large Grid" xlink:href="Pictures/100000000000000800000008089E7864D668B62E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 draw:shadow-color="#000000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9:52:45.910000000</meta:creation-date>
    <dc:date>2018-09-09T21:24:28.701000000</dc:date>
    <meta:editing-duration>PT28M38S</meta:editing-duration>
    <meta:editing-cycles>1</meta:editing-cycles>
    <meta:document-statistic meta:object-count="69"/>
    <meta:generator>LibreOffice/6.1.0.3$Windows_X86_64 LibreOffice_project/efb621ed25068d70781dc026f7e9c5187a4decd1</meta:generator>
  </office:meta>
</office:document-meta>
</file>